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4e7e5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e345b" officeooo:paragraph-rsid="004e345b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Heading_20_1">
      <style:paragraph-properties fo:line-height="150%"/>
      <style:text-properties style:font-name="Liberation Sans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4e7e54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0b9da" officeooo:paragraph-rsid="0050b9da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0b9da" officeooo:paragraph-rsid="0050b9da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0b9da" officeooo:paragraph-rsid="00525851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07519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25851" officeooo:paragraph-rsid="00507519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25851" officeooo:paragraph-rsid="00525851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07519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25851" officeooo:paragraph-rsid="00525851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4fd2b7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b9da" officeooo:paragraph-rsid="0050b9da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b9da" officeooo:paragraph-rsid="00525851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07519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50b9da"/>
    </style:style>
    <style:style style:name="T4" style:family="text">
      <style:text-properties officeooo:rsid="004ce2e4"/>
    </style:style>
    <style:style style:name="T5" style:family="text">
      <style:text-properties officeooo:rsid="00545d7d"/>
    </style:style>
    <style:style style:name="T6" style:family="text">
      <style:text-properties officeooo:rsid="0041a84b"/>
    </style:style>
    <style:style style:name="T7" style:family="text">
      <style:text-properties officeooo:rsid="00538897"/>
    </style:style>
    <style:style style:name="T8" style:family="text">
      <style:text-properties officeooo:rsid="004e345b"/>
    </style:style>
    <style:style style:name="T9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4e7e54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fo:font-weight="normal" officeooo:rsid="0050b9da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0b9da" style:font-weight-asian="normal" style:font-weight-complex="normal"/>
    </style:style>
    <style:style style:name="T17" style:family="text">
      <style:text-properties fo:font-weight="normal" officeooo:rsid="00525851" style:font-weight-asian="normal" style:font-weight-complex="normal"/>
    </style:style>
    <style:style style:name="T18" style:family="text">
      <style:text-properties officeooo:rsid="00525851"/>
    </style:style>
    <style:style style:name="T19" style:family="text">
      <style:text-properties style:font-name-asian="Liberation Serif" style:font-name-complex="Liberation Serif"/>
    </style:style>
    <style:style style:name="T20" style:family="text">
      <style:text-properties officeooo:rsid="00525851" style:font-name-asian="Liberation Serif" style:font-name-complex="Liberation Serif"/>
    </style:style>
    <style:style style:name="T21" style:family="text">
      <style:text-properties fo:font-weight="bold" style:font-name-asian="Liberation Serif" style:font-weight-asian="bold" style:font-name-complex="Liberation Serif" style:font-weight-complex="bold"/>
    </style:style>
    <style:style style:name="T22" style:family="text">
      <style:text-properties officeooo:rsid="00560e0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Objectif</text:span><text:span text:style-name="T10">s</text:span><text:span text:style-name="T11"> : </text:span><text:span text:style-name="T14">Triangles</text:span></text:p>
      <text:list xml:id="list4129201367" text:style-name="L1">
        <text:list-item>
          <text:p text:style-name="P5"><text:span text:style-name="T12">D</text:span><text:span text:style-name="T13">éfinition</text:span><text:span text:style-name="T12">s et </text:span><text:span text:style-name="T13">vocabulaire</text:span></text:p>
        </text:list-item>
        <text:list-item>
          <text:p text:style-name="P6">Construction à la règle et au compas</text:p>
        </text:list-item>
      </text:list>
      <text:h text:style-name="P4" text:outline-level="1">Déroulé</text:h>
      <text:list xml:id="list2652254719" text:style-name="L2">
        <text:list-item>
          <text:p text:style-name="P14">Questions flash<text:span text:style-name="T15"> </text:span><text:span text:style-name="T16">(10 min)</text:span></text:p>
          <text:p text:style-name="P7">Proportionnalité</text:p>
          <text:p text:style-name="P15"/>
        </text:list-item>
        <text:list-item>
          <text:p text:style-name="P17">Activité de découverte<text:span text:style-name="T15"> (15 min)</text:span></text:p>
          <text:p text:style-name="P7">Activité 2 p. 229</text:p>
          <text:p text:style-name="P17"/>
        </text:list-item>
        <text:list-item>
          <text:p text:style-name="P16"><text:span text:style-name="T3">Institutionalisation des définitions et du v</text:span>ocabulaire<text:span text:style-name="T15"> </text:span><text:span text:style-name="T16">(20 min)</text:span></text:p>
          <text:p text:style-name="P16"/>
        </text:list-item>
        <text:list-item>
          <text:p text:style-name="P18">Tracer de chaque type de triangle<text:span text:style-name="T15"> </text:span><text:span text:style-name="T17">(10 min)</text:span></text:p>
          <text:p text:style-name="P8">rectangle ; isocèle ; équilatéral ; <text:span text:style-name="T18">quelconque</text:span></text:p>
          <text:p text:style-name="P19"/>
        </text:list-item>
        <text:list-item>
          <text:p text:style-name="P17">Tracer des hauteurs dans un triangle aigu ; obtus<text:span text:style-name="T15"> </text:span><text:span text:style-name="T17">(20 min)</text:span></text:p>
        </text:list-item>
      </text:list>
      <text:p text:style-name="P3"/>
      <text:list xml:id="list180222275329855" text:continue-numbering="true" text:style-name="L2">
        <text:list-item>
          <text:p text:style-name="P16">Exercices<text:span text:style-name="T15"> </text:span><text:span text:style-name="T17">(20 min)</text:span></text:p>
          <text:p text:style-name="P9">ex. 27 p. <text:span text:style-name="T18">236 </text:span>: <text:span text:style-name="T18">reconnaître la nature des triangle grâce au codage</text:span></text:p>
          <text:p text:style-name="P12"><text:span text:style-name="T19">ex. </text:span><text:span text:style-name="T20">34</text:span><text:span text:style-name="T19"> </text:span><text:span text:style-name="T20">à 37 </text:span><text:span text:style-name="T19">p. </text:span><text:span text:style-name="T20">237 </text:span><text:span text:style-name="T19">: <text:s/></text:span><text:span text:style-name="T20">s’entrainer à tracer des triangles</text:span></text:p>
          <text:p text:style-name="P10"/>
        </text:list-item>
        <text:list-item>
          <text:p text:style-name="P13"><text:span text:style-name="T21">TaF</text:span><text:span text:style-name="T19"> : Finir les exercices commencés en cours</text:span></text:p>
          <text:p text:style-name="P11">Vendredi on ira en salle informatique utiliser GeoGebr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50b9da"/>
    </style:style>
    <style:style style:name="MT4" style:family="text">
      <style:text-properties officeooo:rsid="004ce2e4"/>
    </style:style>
    <style:style style:name="MT5" style:family="text">
      <style:text-properties officeooo:rsid="00545d7d"/>
    </style:style>
    <style:style style:name="MT6" style:family="text">
      <style:text-properties officeooo:rsid="0041a84b"/>
    </style:style>
    <style:style style:name="MT7" style:family="text">
      <style:text-properties officeooo:rsid="00538897"/>
    </style:style>
    <style:style style:name="MT8" style:family="text">
      <style:text-properties officeooo:rsid="00560e08"/>
    </style:style>
    <style:style style:name="MT9" style:family="text">
      <style:text-properties officeooo:rsid="004e34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4</text:span><text:span text:style-name="MT4"> – </text:span><text:span text:style-name="MT3">Figures usuelles</text:span><text:tab/><text:span text:style-name="MT2">Séance </text:span><text:span text:style-name="MT5">2</text:span><text:span text:style-name="MT6"> - </text:span><text:span text:style-name="MT7">1</text:span><text:span text:style-name="MT8">4</text:span><text:span text:style-name="MT6">/</text:span><text:span text:style-name="MT9">1</text:span><text:span text:style-name="MT3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3T18:02:21.671354910</dc:date>
    <meta:editing-duration>PT9H59M26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35" meta:character-count="696" meta:non-whitespace-character-count="597"/>
  </office:meta>
</office:document-meta>
</file>